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ff950e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ff950e" draw:fill-color="#808080" draw:opacity="10%" draw:textarea-horizontal-align="justify" draw:textarea-vertical-align="middle" draw:auto-grow-height="false" draw:shadow-opacity="10%"/>
    </style:style>
    <style:style style:name="gr4" style:family="graphic" style:parent-style-name="standard">
      <style:graphic-properties svg:stroke-color="#ff950e" draw:fill="solid" draw:fill-color="#ffffff" draw:opacity="10%" draw:textarea-horizontal-align="justify" draw:textarea-vertical-align="middle" draw:auto-grow-height="false" draw:shadow-opacity="1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color="#0000ff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0000ff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4" style:family="text">
      <style:text-properties fo:color="#000000" fo:font-size="9pt" style:text-underline-style="none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5.603cm" svg:height="0.962cm" svg:x="3.5cm" svg:y="1.803cm">
          <draw:text-box>
            <text:p>Usuario » ejemplo</text:p>
          </draw:text-box>
        </draw:frame>
        <draw:custom-shape draw:style-name="gr2" draw:text-style-name="P1" draw:layer="layout" svg:width="15.5cm" svg:height="6.35cm" svg:x="3cm" svg:y="1.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5cm" svg:height="4cm" svg:x="4cm" svg:y="3.5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.727cm" svg:height="0.806cm" svg:x="4cm" svg:y="3.51cm">
          <draw:text-box>
            <text:p text:style-name="P2"><text:span text:style-name="T1">Historial de perfiles</text:span></text:p>
          </draw:text-box>
        </draw:frame>
        <draw:custom-shape draw:style-name="gr3" draw:text-style-name="P3" draw:layer="layout" svg:width="3cm" svg:height="0.5cm" svg:x="6.5cm" svg:y="5.498cm">
          <text:p text:style-name="P1"><text:span text:style-name="T2">Programador Senio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0.5cm" svg:x="6.5cm" svg:y="5.998cm">
          <text:p text:style-name="P1"><text:span text:style-name="T2">Analista Programado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0.5cm" svg:x="9.5cm" svg:y="5.498cm">
          <text:p text:style-name="P3"><text:span text:style-name="T2">01/01/20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cm" svg:height="1cm" svg:x="9.5cm" svg:y="4.498cm">
          <text:p text:style-name="P1"><text:span text:style-name="T2">Desd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1cm" svg:x="11.5cm" svg:y="4.498cm">
          <text:p text:style-name="P1"><text:span text:style-name="T2">Hast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0.5cm" svg:x="11.5cm" svg:y="5.498cm">
          <text:p text:style-name="P3"><text:span text:style-name="T2">31/12/20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cm" svg:height="0.5cm" svg:x="11.5cm" svg:y="5.998cm">
          <text:p text:style-name="P3"><text:span text:style-name="T2">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cm" svg:height="0.5cm" svg:x="9.5cm" svg:y="5.998cm">
          <text:p text:style-name="P3"><text:span text:style-name="T2">01/01/20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4.5cm" svg:height="0.607cm" svg:x="13.5cm" svg:y="5.393cm">
          <draw:text-box>
            <text:p text:style-name="P4"><text:span text:style-name="T3">Modificar</text:span><text:span text:style-name="T4"> | </text:span><text:span text:style-name="T3">Eliminar</text:span></text:p>
          </draw:text-box>
        </draw:frame>
        <draw:frame draw:style-name="gr5" draw:text-style-name="P5" draw:layer="layout" svg:width="4.5cm" svg:height="0.607cm" svg:x="13.5cm" svg:y="5.893cm">
          <draw:text-box>
            <text:p text:style-name="P4"><text:span text:style-name="T3">Modificar</text:span><text:span text:style-name="T4"> | </text:span><text:span text:style-name="T3">Eliminar</text:span></text:p>
          </draw:text-box>
        </draw:frame>
        <draw:frame draw:style-name="gr5" draw:text-style-name="P5" draw:layer="layout" svg:width="4.5cm" svg:height="0.607cm" svg:x="6.5cm" svg:y="6.5cm">
          <draw:text-box>
            <text:p text:style-name="P4"><text:span text:style-name="T3">Añadi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1-04-20T09:22:08</meta:creation-date>
    <dc:date>2011-04-20T12:15:36</dc:date>
    <dc:creator>Carlos Camargo</dc:creator>
    <meta:editing-duration>PT02H53M29S</meta:editing-duration>
    <meta:editing-cycles>5</meta:editing-cycles>
    <meta:generator>OpenOffice.org/3.2$Unix OpenOffice.org_project/320m19$Build-9505</meta:generator>
    <meta:document-statistic meta:object-count="15"/>
  </office:meta>
</office:document-meta>
</file>